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5, 2021 (03:24:1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05T19:24:33Z</meta:creation-date>
    <dc:date>2021-08-05T19:24:33Z</dc:date>
    <meta:user-defined meta:name="date" meta:value-type="string">August   5, 2021 (03:24:1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